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"UX Men"</text:span>: Como os super-heróis do design UX estão salvando o dia com soluções inovadoras e experiências incríveis. </text:p>
      <text:p text:style-name="Standard"/>
      <text:p text:style-name="Text_20_body">E aí, galera! Bem-vindos ao "UX Men", o podcast onde os super-heróis do design UX estão salvando o dia com soluções inovadoras e experiências incríveis! Eu sou o Renato, seu host e sidekick nessa aventura pelo universo do UX. Hoje vamos falar de um jeito bem simples sobre como o design de experiência do usuário pode transformar o mundo da tecnologia. Então, preparem seus fones de ouvido e vamos nessa!</text:p>
      <text:p text:style-name="Text_20_body">Primeiro, vamos falar sobre uma curiosidade super legal: você sabia que o design de experiência do usuário é como um jogo de RPG? É verdade! Os designers UX são como magos, guerreiros e arqueiros, cada um com habilidades únicas para criar a melhor experiência possível. Por exemplo, o mago do UX usa suas habilidades de pesquisa para entender os usuários, enquanto o guerreiro do UX defende a simplicidade e a clareza na interface. E o arqueiro? Ele mira na precisão dos detalhes visuais e na estética. Então, quando você estiver navegando por um site ou app e achar tudo intuitivo e bonito, pode apostar que um time de UX Men esteve por lá!</text:p>
      <text:p text:style-name="Text_20_body">Agora, outra curiosidade interessante é sobre os testes de usabilidade. Já ouviu falar disso? É tipo uma arena de batalha onde os usuários são os jogadores principais. Os designers UX observam como as pessoas interagem com o produto e fazem ajustes para melhorar a experiência. Imagina o designer como aquele amigo que sempre dá as melhores dicas de jogo pra você não cair nas armadilhas. Eles ajustam o design, mudam botões de lugar e até simplificam processos, tudo para garantir que você, o usuário, tenha a melhor experiência possível. Isso mostra como os UX Men estão sempre prontos para salvar o dia!</text:p>
      <text:p text:style-name="Text_20_body">E por hoje é isso, pessoal! Espero que vocês tenham curtido essa nossa aventura pelo mundo do UX. Lembrem-se, no final do dia, os super-heróis do design UX estão aqui para garantir que a tecnologia seja acessível e divertida para todos. Se você gostou do episódio, não esqueça de seguir o "UX Men" no seu app de podcast favorito e compartilhar com seus amigos. Nos vemos no próximo episódio com mais curiosidades e dicas incríveis! Até lá, que a força do UX esteja com você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20:05:17.089000000</meta:creation-date>
    <dc:date>2024-12-10T20:28:58.405000000</dc:date>
    <meta:editing-duration>PT13M28S</meta:editing-duration>
    <meta:editing-cycles>1</meta:editing-cycles>
    <meta:document-statistic meta:table-count="0" meta:image-count="0" meta:object-count="0" meta:page-count="1" meta:paragraph-count="5" meta:word-count="388" meta:character-count="2241" meta:non-whitespace-character-count="1857"/>
    <meta:generator>LibreOffice/24.2.7.2$Windows_X86_64 LibreOffice_project/ee3885777aa7032db5a9b65deec9457448a91162</meta:generator>
  </office:meta>
</office:document-meta>
</file>